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1bf6c" officeooo:paragraph-rsid="0001b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NNA BEISPIEL</text:p>
      <text:p text:style-name="Standard">E-Mail: anna@example.com</text:p>
      <text:p text:style-name="Standard">Kommentar: </text:p>
      <text:p text:style-name="Standard">Geburtstag: 15.08.1995</text:p>
      <text:p text:style-name="Standard">Umsatz: 1.345,50 EUR</text:p>
      <text:p text:style-name="P1">Umsatz: 1.345,50 €</text:p>
      <text:p text:style-name="Standard"/>
      <text:p text:style-name="Standard">Hallo Nutze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1M26S</meta:editing-duration>
    <meta:editing-cycles>4</meta:editing-cycles>
    <dc:date>2025-04-17T18:02:34.309911721</dc:date>
    <meta:document-statistic meta:table-count="0" meta:image-count="0" meta:object-count="0" meta:page-count="1" meta:paragraph-count="11" meta:word-count="20" meta:character-count="228" meta:non-whitespace-character-count="219"/>
  </office:meta>
</office:document-meta>
</file>